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cits nomades, venus d'Inde ou de Perse, parcourant l'immense écharpe musulmane qui ceint le monde ; histoires de voyageurs audacieux ; aventures épiques et amoureuses ; textes fabuleux pour la joie du lecteur ... Une vingtaine d'histoires extraites de manuscrits maghrébins, dont certaines se retrouvent dans "Les mille et une nuits", illustrent toutes les facettes de l'art du conte orienta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5:15:59.797000000</dc:date>
    <meta:editing-duration>PT9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60" meta:character-count="395" meta:non-whitespace-character-count="335"/>
  </office:meta>
</office:document-meta>
</file>